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37">
      <style:table-cell-properties fo:background-color="#cc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ackground-color="#66ff6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ackground-color="#00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7">
      <style:table-cell-properties fo:background-color="#ccff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7">
      <style:table-cell-properties fo:background-color="#cccc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es</text:p>
          </table:table-cell>
          <table:table-cell office:value-type="string">
            <text:p>year</text:p>
          </table:table-cell>
          <table:table-cell office:value-type="string">
            <text:p>days</text:p>
          </table:table-cell>
          <table:table-cell office:value-type="string">
            <text:p>pips</text:p>
          </table:table-cell>
          <table:table-cell office:value-type="string">
            <text:p>start(usd)</text:p>
          </table:table-cell>
          <table:table-cell office:value-type="string">
            <text:p>total net profit</text:p>
          </table:table-cell>
          <table:table-cell office:value-type="string">
            <text:p>short trade won</text:p>
          </table:table-cell>
          <table:table-cell office:value-type="string">
            <text:p>sharpe ratio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2022">
            <text:p>2022</text:p>
          </table:table-cell>
          <table:table-cell table:style-name="ce6" office:value-type="string">
            <text:p>1_11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-350">
            <text:p>-350</text:p>
          </table:table-cell>
          <table:table-cell table:style-name="ce1" office:value-type="float" office:value="78.57">
            <text:p>78.57</text:p>
          </table:table-cell>
          <table:table-cell table:style-name="ce1" office:value-type="float" office:value="-1.18">
            <text:p>-1.18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2022">
            <text:p>2022</text:p>
          </table:table-cell>
          <table:table-cell table:style-name="ce7" office:value-type="string">
            <text:p>1_28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854.71">
            <text:p>854.71</text:p>
          </table:table-cell>
          <table:table-cell table:style-name="ce2" office:value-type="float" office:value="87.5">
            <text:p>87.5</text:p>
          </table:table-cell>
          <table:table-cell table:style-name="ce2" office:value-type="float" office:value="1.57">
            <text:p>1.57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023">
            <text:p>2023</text:p>
          </table:table-cell>
          <table:table-cell table:style-name="ce8" office:value-type="string">
            <text:p>1_1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500">
            <text:p>1500</text:p>
          </table:table-cell>
          <table:table-cell table:style-name="ce3" office:value-type="float" office:value="-204.02">
            <text:p>-204.02</text:p>
          </table:table-cell>
          <table:table-cell table:style-name="ce3" office:value-type="float" office:value="89.29">
            <text:p>89.29</text:p>
          </table:table-cell>
          <table:table-cell table:style-name="ce3" office:value-type="float" office:value="-1.67">
            <text:p>-1.67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2023">
            <text:p>2023</text:p>
          </table:table-cell>
          <table:table-cell table:style-name="ce9" office:value-type="string">
            <text:p>1_2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610.79">
            <text:p>610.79</text:p>
          </table:table-cell>
          <table:table-cell table:style-name="ce4" office:value-type="float" office:value="89.47">
            <text:p>89.47</text:p>
          </table:table-cell>
          <table:table-cell table:style-name="ce4" office:value-type="float" office:value="1.39">
            <text:p>1.39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2024">
            <text:p>2024</text:p>
          </table:table-cell>
          <table:table-cell table:style-name="ce10" office:value-type="string">
            <text:p>1_11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-284.13">
            <text:p>-284.13</text:p>
          </table:table-cell>
          <table:table-cell table:style-name="ce5" office:value-type="float" office:value="86.67">
            <text:p>86.67</text:p>
          </table:table-cell>
          <table:table-cell table:style-name="ce5" office:value-type="float" office:value="-1.5">
            <text:p>-1.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02/20/2024</text:date>, <text:time>10:5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0T09:27:50.26</meta:creation-date>
    <meta:editing-duration>PT21M34S</meta:editing-duration>
    <meta:editing-cycles>3</meta:editing-cycles>
    <meta:generator>OpenOffice/4.1.14$Win32 OpenOffice.org_project/4114m1$Build-9811</meta:generator>
    <meta:initial-creator>dave lord</meta:initial-creator>
    <dc:date>2024-02-20T10:51:04.55</dc:date>
    <dc:creator>dave lord</dc:creator>
    <meta:document-statistic meta:table-count="3" meta:cell-count="48" meta:object-count="0"/>
  </office:meta>
</office:document-meta>
</file>